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5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2"/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ce2"/>
        <table:table-row table:style-name="ro1">
          <table:table-cell office:value-type="string">
            <text:p>Delta X </text:p>
          </table:table-cell>
          <table:table-cell office:value-type="string">
            <text:p><text:s/>185,40</text:p>
          </table:table-cell>
          <table:table-cell table:formula="of:=[.B1]-179" office:value-type="float" office:value="0">
            <text:p>#VALEUR !</text:p>
          </table:table-cell>
          <table:table-cell table:formula="of:=VALUE([.B1])" office:value-type="float" office:value="185.4">
            <text:p>185,4</text:p>
          </table:table-cell>
          <table:table-cell table:formula="of:=[.D1]-179" office:value-type="float" office:value="6.40000000000001">
            <text:p>6,4</text:p>
          </table:table-cell>
          <table:table-cell table:formula="of:=(([.D1]/179)-1)*100" office:value-type="float" office:value="3.5754189944134">
            <text:p>3,58</text:p>
          </table:table-cell>
        </table:table-row>
        <table:table-row table:style-name="ro1">
          <table:table-cell office:value-type="string">
            <text:p>Delta X </text:p>
          </table:table-cell>
          <table:table-cell office:value-type="string">
            <text:p><text:s/>184,56</text:p>
          </table:table-cell>
          <table:table-cell/>
          <table:table-cell table:formula="of:=VALUE([.B2])" office:value-type="float" office:value="184.56">
            <text:p>184,56</text:p>
          </table:table-cell>
          <table:table-cell table:formula="of:=[.D2]-179" office:value-type="float" office:value="5.56">
            <text:p>5,56</text:p>
          </table:table-cell>
          <table:table-cell table:formula="of:=(([.D2]/179)-1)*100" office:value-type="float" office:value="3.10614525139665">
            <text:p>3,11</text:p>
          </table:table-cell>
        </table:table-row>
        <table:table-row table:style-name="ro1">
          <table:table-cell office:value-type="string">
            <text:p>Delta X </text:p>
          </table:table-cell>
          <table:table-cell office:value-type="string">
            <text:p><text:s/>182,20</text:p>
          </table:table-cell>
          <table:table-cell/>
          <table:table-cell table:formula="of:=VALUE([.B3])" office:value-type="float" office:value="182.2">
            <text:p>182,2</text:p>
          </table:table-cell>
          <table:table-cell table:formula="of:=[.D3]-179" office:value-type="float" office:value="3.19999999999999">
            <text:p>3,2</text:p>
          </table:table-cell>
          <table:table-cell table:formula="of:=(([.D3]/179)-1)*100" office:value-type="float" office:value="1.7877094972067">
            <text:p>1,79</text:p>
          </table:table-cell>
        </table:table-row>
        <table:table-row table:style-name="ro1">
          <table:table-cell office:value-type="string">
            <text:p>Delta X </text:p>
          </table:table-cell>
          <table:table-cell office:value-type="string">
            <text:p><text:s/>184,20</text:p>
          </table:table-cell>
          <table:table-cell/>
          <table:table-cell table:formula="of:=VALUE([.B4])" office:value-type="float" office:value="184.2">
            <text:p>184,2</text:p>
          </table:table-cell>
          <table:table-cell table:formula="of:=[.D4]-179" office:value-type="float" office:value="5.19999999999999">
            <text:p>5,2</text:p>
          </table:table-cell>
          <table:table-cell table:formula="of:=(([.D4]/179)-1)*100" office:value-type="float" office:value="2.90502793296088">
            <text:p>2,91</text:p>
          </table:table-cell>
        </table:table-row>
        <table:table-row table:style-name="ro1">
          <table:table-cell office:value-type="string">
            <text:p>Delta X </text:p>
          </table:table-cell>
          <table:table-cell office:value-type="string">
            <text:p><text:s/>183,89</text:p>
          </table:table-cell>
          <table:table-cell/>
          <table:table-cell table:formula="of:=VALUE([.B5])" office:value-type="float" office:value="183.89">
            <text:p>183,89</text:p>
          </table:table-cell>
          <table:table-cell table:formula="of:=[.D5]-179" office:value-type="float" office:value="4.88999999999999">
            <text:p>4,89</text:p>
          </table:table-cell>
          <table:table-cell table:formula="of:=(([.D5]/179)-1)*100" office:value-type="float" office:value="2.73184357541898">
            <text:p>2,73</text:p>
          </table:table-cell>
        </table:table-row>
        <table:table-row table:style-name="ro1">
          <table:table-cell office:value-type="string">
            <text:p>Delta X </text:p>
          </table:table-cell>
          <table:table-cell office:value-type="string">
            <text:p><text:s/>181,24</text:p>
          </table:table-cell>
          <table:table-cell/>
          <table:table-cell table:formula="of:=VALUE([.B6])" office:value-type="float" office:value="181.24">
            <text:p>181,24</text:p>
          </table:table-cell>
          <table:table-cell table:formula="of:=[.D6]-179" office:value-type="float" office:value="2.24000000000001">
            <text:p>2,24</text:p>
          </table:table-cell>
          <table:table-cell table:formula="of:=(([.D6]/179)-1)*100" office:value-type="float" office:value="1.2513966480447">
            <text:p>1,25</text:p>
          </table:table-cell>
        </table:table-row>
        <table:table-row table:style-name="ro1">
          <table:table-cell office:value-type="string">
            <text:p>Delta X </text:p>
          </table:table-cell>
          <table:table-cell office:value-type="string">
            <text:p><text:s/>184,32</text:p>
          </table:table-cell>
          <table:table-cell/>
          <table:table-cell table:formula="of:=VALUE([.B7])" office:value-type="float" office:value="184.32">
            <text:p>184,32</text:p>
          </table:table-cell>
          <table:table-cell table:formula="of:=[.D7]-179" office:value-type="float" office:value="5.31999999999999">
            <text:p>5,32</text:p>
          </table:table-cell>
          <table:table-cell table:formula="of:=(([.D7]/179)-1)*100" office:value-type="float" office:value="2.97206703910615">
            <text:p>2,97</text:p>
          </table:table-cell>
        </table:table-row>
        <table:table-row table:style-name="ro1">
          <table:table-cell office:value-type="string">
            <text:p>Delta X </text:p>
          </table:table-cell>
          <table:table-cell office:value-type="string">
            <text:p><text:s/>181,42</text:p>
          </table:table-cell>
          <table:table-cell/>
          <table:table-cell table:formula="of:=VALUE([.B8])" office:value-type="float" office:value="181.42">
            <text:p>181,42</text:p>
          </table:table-cell>
          <table:table-cell table:formula="of:=[.D8]-179" office:value-type="float" office:value="2.41999999999999">
            <text:p>2,42</text:p>
          </table:table-cell>
          <table:table-cell table:formula="of:=(([.D8]/179)-1)*100" office:value-type="float" office:value="1.35195530726255">
            <text:p>1,35</text:p>
          </table:table-cell>
        </table:table-row>
        <table:table-row table:style-name="ro1">
          <table:table-cell office:value-type="string">
            <text:p>Delta X </text:p>
          </table:table-cell>
          <table:table-cell office:value-type="string">
            <text:p><text:s/>184,86</text:p>
          </table:table-cell>
          <table:table-cell/>
          <table:table-cell table:formula="of:=VALUE([.B9])" office:value-type="float" office:value="184.86">
            <text:p>184,86</text:p>
          </table:table-cell>
          <table:table-cell table:formula="of:=[.D9]-179" office:value-type="float" office:value="5.86000000000001">
            <text:p>5,86</text:p>
          </table:table-cell>
          <table:table-cell table:formula="of:=(([.D9]/179)-1)*100" office:value-type="float" office:value="3.27374301675978">
            <text:p>3,27</text:p>
          </table:table-cell>
        </table:table-row>
        <table:table-row table:style-name="ro1">
          <table:table-cell office:value-type="string">
            <text:p>Delta X </text:p>
          </table:table-cell>
          <table:table-cell office:value-type="string">
            <text:p><text:s/>182,26</text:p>
          </table:table-cell>
          <table:table-cell/>
          <table:table-cell table:formula="of:=VALUE([.B10])" office:value-type="float" office:value="182.26">
            <text:p>182,26</text:p>
          </table:table-cell>
          <table:table-cell table:formula="of:=[.D10]-179" office:value-type="float" office:value="3.25999999999999">
            <text:p>3,26</text:p>
          </table:table-cell>
          <table:table-cell table:formula="of:=(([.D10]/179)-1)*100" office:value-type="float" office:value="1.82122905027933">
            <text:p>1,82</text:p>
          </table:table-cell>
        </table:table-row>
        <table:table-row table:style-name="ro1">
          <table:table-cell office:value-type="string">
            <text:p>Delta X </text:p>
          </table:table-cell>
          <table:table-cell office:value-type="string">
            <text:p><text:s/>181,54</text:p>
          </table:table-cell>
          <table:table-cell/>
          <table:table-cell table:formula="of:=VALUE([.B11])" office:value-type="float" office:value="181.54">
            <text:p>181,54</text:p>
          </table:table-cell>
          <table:table-cell table:formula="of:=[.D11]-179" office:value-type="float" office:value="2.53999999999999">
            <text:p>2,54</text:p>
          </table:table-cell>
          <table:table-cell table:formula="of:=(([.D11]/179)-1)*100" office:value-type="float" office:value="1.41899441340783">
            <text:p>1,42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ce2" table:formula="of:=MIN([.E1:.E11])" office:value-type="float" office:value="2.24000000000001">
            <text:p>2,24</text:p>
          </table:table-cell>
          <table:table-cell table:formula="of:=MIN([.F1:.F11])" office:value-type="float" office:value="1.2513966480447">
            <text:p>1,25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ce2" table:formula="of:=MAX([.E1:.E11])" office:value-type="float" office:value="6.40000000000001">
            <text:p>6,40</text:p>
          </table:table-cell>
          <table:table-cell table:formula="of:=MAX([.F1:.F11])" office:value-type="float" office:value="3.5754189944134">
            <text:p>3,58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">
      <number:number number:decimal-places="11" number:min-integer-digits="1"/>
    </number:number-style>
    <number:number-style style:name="N108">
      <number:number number:decimal-places="12" number:min-integer-digits="1"/>
    </number:number-style>
    <number:number-style style:name="N109">
      <number:number number:decimal-places="13" number:min-integer-digits="1"/>
    </number:number-style>
    <number:number-style style:name="N110">
      <number:number number:decimal-places="14" number:min-integer-digits="1"/>
    </number:number-style>
    <number:number-style style:name="N111">
      <number:number number:decimal-places="10" number:min-integer-digits="1"/>
    </number:number-style>
    <number:number-style style:name="N112">
      <number:number number:decimal-places="9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5">15/11/2015</text:date>, <text:time>18:2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5T17:46:28.38</meta:creation-date>
    <dc:date>2015-11-15T18:20:02</dc:date>
    <meta:editing-duration>PT3M12S</meta:editing-duration>
    <meta:editing-cycles>1</meta:editing-cycles>
    <meta:document-statistic meta:table-count="3" meta:cell-count="60" meta:object-count="0"/>
    <meta:generator>OpenOffice/4.1.1$Win32 OpenOffice.org_project/411m6$Build-9775</meta:generator>
  </office:meta>
</office:document-meta>
</file>